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96842" style:font-size-asian="14pt" style:font-size-complex="14pt"/>
    </style:style>
    <style:style style:name="P15" style:family="paragraph">
      <style:paragraph-properties style:writing-mode="lr-tb"/>
    </style:style>
    <style:style style:name="P16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5553120067344" text:id="ct10555312006734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5553126316992" text:id="ct10555312631699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26317200" text:id="ct10555312631720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26317408" text:id="ct10555312631740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5553126317616" text:id="ct10555312631761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5553120067344"/><text:change-start text:change-id="ct105553126316992"/>Adopt<text:change-end text:change-id="ct105553126316992"/>ed<text:change-start text:change-id="ct105553126317200"/> as a <text:change-end text:change-id="ct105553126317200"/>NMRA Technical Note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5553126317408"/><text:change-start text:change-id="ct105553126317616"/>Version History<text:change-end text:change-id="ct10555312631761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96842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24T17:30:00.707652862" text:date-adjust="PT1440H00M00S">Apr 25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ommon Inform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TN-</text:span><text:span text:style-name="MT11">9.7.0.2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7</meta:editing-cycles>
    <meta:editing-duration>PT18H52M38S</meta:editing-duration>
    <meta:generator>LibreOffice/4.4.0.3$MacOSX_X86_64 LibreOffice_project/de093506bcdc5fafd9023ee680b8c60e3e0645d7</meta:generator>
    <dc:date>2015-02-24T17:30:00.514242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7" meta:character-count="465" meta:non-whitespace-character-count="395"/>
  </office:meta>
</office:document-meta>
</file>